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fca13" officeooo:paragraph-rsid="000fca13" style:font-size-asian="15pt" style:font-size-complex="15pt"/>
    </style:style>
    <style:style style:name="P2" style:family="paragraph" style:parent-style-name="Standard">
      <style:text-properties fo:font-size="15pt" officeooo:rsid="0011609c" officeooo:paragraph-rsid="0011609c" style:font-size-asian="15pt" style:font-size-complex="15pt"/>
    </style:style>
    <style:style style:name="P3" style:family="paragraph" style:parent-style-name="Standard">
      <style:text-properties fo:font-size="15pt" officeooo:rsid="0012d691" officeooo:paragraph-rsid="0012d691" style:font-size-asian="15pt" style:font-size-complex="15pt"/>
    </style:style>
    <style:style style:name="P4" style:family="paragraph" style:parent-style-name="Standard">
      <style:text-properties fo:font-size="15pt" officeooo:rsid="0013410a" officeooo:paragraph-rsid="0013410a" style:font-size-asian="15pt" style:font-size-complex="15pt"/>
    </style:style>
    <style:style style:name="P5" style:family="paragraph" style:parent-style-name="Standard">
      <style:text-properties fo:font-size="15pt" officeooo:rsid="00141a89" officeooo:paragraph-rsid="00141a89" style:font-size-asian="15pt" style:font-size-complex="15pt"/>
    </style:style>
    <style:style style:name="P6" style:family="paragraph" style:parent-style-name="Standard">
      <style:text-properties fo:font-size="15pt" officeooo:rsid="00155367" officeooo:paragraph-rsid="00155367" style:font-size-asian="15pt" style:font-size-complex="15pt"/>
    </style:style>
    <style:style style:name="P7" style:family="paragraph" style:parent-style-name="Standard">
      <style:text-properties fo:font-size="15pt" officeooo:rsid="00155367" officeooo:paragraph-rsid="00155367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Install various ruby, rails, mysql</text:p>
      <text:p text:style-name="P1"/>
      <text:p text:style-name="P2">2) git clone “project_link”</text:p>
      <text:p text:style-name="P2"/>
      <text:p text:style-name="P3">3)Error</text:p>
      <text:p text:style-name="P3">- not running server</text:p>
      <text:p text:style-name="P3">- not running bundle install</text:p>
      <text:p text:style-name="P5">====(Could not find gem 'will_paginate-bootstrap' in any of the gem sources listed in your Gemfile.</text:p>
      <text:p text:style-name="P5">Run `bundle install` to install missing gems.)===========</text:p>
      <text:p text:style-name="P3">Steps</text:p>
      <text:p text:style-name="P3">1)sudo gem install --user-install executable-hooks</text:p>
      <text:p text:style-name="P3">2)rvm all-gemsets do gem update bundler</text:p>
      <text:p text:style-name="P4">3)gem install rubygems-update</text:p>
      <text:p text:style-name="P6">4)Run bundle install</text:p>
      <text:p text:style-name="P6">5)rails s</text:p>
      <text:p text:style-name="P6"/>
      <text:p text:style-name="P6"/>
      <text:p text:style-name="P6"/>
      <text:p text:style-name="P6"/>
      <text:p text:style-name="P6">&lt;tr id="spcp_&lt;%= spcp.id %&gt;"&gt;</text:p>
      <text:p text:style-name="P6"><text:s text:c="2"/>&lt;td&gt;&lt;%= spcp.id %&gt;&lt;/td&gt;</text:p>
      <text:p text:style-name="P6"><text:s text:c="2"/>&lt;td&gt;&lt;%= spcp.description_of_material %&gt;&lt;/td&gt;</text:p>
      <text:p text:style-name="P6"><text:s text:c="2"/>&lt;td&gt;&lt;%= spcp.unit %&gt;&lt;/td&gt;</text:p>
      <text:p text:style-name="P6"><text:s text:c="2"/>&lt;% if spcp.consumer_id == <text:s/>@consumer.id %&gt;</text:p>
      <text:p text:style-name="P6"><text:s text:c="2"/>&lt;td&gt;&lt;%= spcp.items_used %&gt;&lt;/td&gt;</text:p>
      <text:p text:style-name="P6"><text:s text:c="2"/>&lt;% end %&gt;</text:p>
      <text:p text:style-name="P6"><text:s text:c="2"/>&lt;% if is_admin? || is_super_admin? %&gt;</text:p>
      <text:p text:style-name="P6"><text:s text:c="4"/>&lt;% if spcp.id.between?(ENV['SPCP_FIXED_DATA_MIN'].to_i, ENV['SPCP_FIXED_DATA_MAX'].to_i) %&gt;</text:p>
      <text:p text:style-name="P6"><text:s text:c="6"/>&lt;td&gt;&lt;/td&gt;</text:p>
      <text:p text:style-name="P6"><text:s text:c="6"/>&lt;td&gt;&lt;%= link_to (image_tag 'Edit', class: "action_links_sheet"), edit_spcp_path(spcp) ,remote: true, title: 'Edit SPCP'%&gt;&lt;/td&gt;</text:p>
      <text:p text:style-name="P6"><text:s text:c="4"/>&lt;% else %&gt;</text:p>
      <text:p text:style-name="P6"><text:s text:c="4"/>&lt;!-- ##++ Created by: Sanwan Created at: 27/10/2020 Purpose: As per requiremnet below code is commented ##-- --&gt;</text:p>
      <text:p text:style-name="P6"><text:s text:c="6"/>&lt;!-- &lt;td&gt;&lt;%#= spcp.consumer.name %&gt;&lt;/td&gt; --&gt;</text:p>
      <text:p text:style-name="P6"><text:s text:c="6"/>&lt;td&gt;&lt;%= link_to (image_tag 'Edit', class: "action_links_sheet"), edit_spcp_path(spcp) ,remote: true, title: 'Edit SPCP'%&gt;&lt;/td&gt;</text:p>
      <text:p text:style-name="P6"><text:s text:c="6"/>&lt;td&gt;&lt;%= link_to (image_tag 'Remove', class: "action_links_sheet"), spcp, method: :delete, data: { confirm: 'Are you sure?' } ,remote: true, title: 'Delete SPCP'%&gt;&lt;/td&gt;</text:p>
      <text:p text:style-name="P6"><text:soft-page-break/><text:s text:c="4"/>&lt;% end %&gt;</text:p>
      <text:p text:style-name="P6"><text:s text:c="2"/>&lt;% end %&gt; <text:s text:c="3"/></text:p>
      <text:p text:style-name="P6">&lt;/tr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16:24:56.682402932</meta:creation-date>
    <dc:date>2020-10-30T18:42:38.762584075</dc:date>
    <meta:editing-duration>PT4H45M58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179" meta:character-count="1440" meta:non-whitespace-character-count="1229"/>
  </office:meta>
</office:document-meta>
</file>